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>
      <loext:graphic-properties draw:fill="solid" draw:fill-color="#f0f0f0" draw:opacity="100%"/>
      <style:paragraph-properties fo:text-align="justify" style:justify-single-word="false" fo:orphans="2" fo:widows="2" fo:background-color="#f0f0f0"/>
      <style:text-properties fo:font-variant="normal" fo:text-transform="none" fo:color="#333333" style:font-name="courier" fo:font-size="9pt" fo:letter-spacing="normal" fo:font-style="normal" fo:font-weight="normal"/>
    </style:style>
    <style:style style:name="P2" style:family="paragraph" style:parent-style-name="Preformatted_20_Text" style:list-style-name="L1">
      <loext:graphic-properties draw:fill="solid" draw:fill-color="#f0f0f0" draw:opacity="100%"/>
      <style:paragraph-properties fo:margin-top="0cm" fo:margin-bottom="0.499cm" loext:contextual-spacing="false" fo:text-align="justify" style:justify-single-word="false" fo:orphans="2" fo:widows="2" fo:background-color="#f0f0f0"/>
      <style:text-properties fo:font-variant="normal" fo:text-transform="none" fo:color="#333333" style:font-name="courier" fo:font-size="9pt" fo:letter-spacing="normal" fo:font-style="normal" fo:font-weight="normal"/>
    </style:style>
    <style:style style:name="P3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333333" style:font-name="sans-serif" fo:font-size="9pt" fo:letter-spacing="normal" fo:font-style="normal" fo:font-weight="normal"/>
    </style:style>
    <style:style style:name="P4" style:family="paragraph" style:parent-style-name="Text_20_body" style:list-style-name="L1">
      <style:paragraph-properties fo:text-align="justify" style:justify-single-word="false" fo:orphans="2" fo:widows="2"/>
    </style:style>
    <style:style style:name="P5" style:family="paragraph" style:parent-style-name="Text_20_body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333333" style:font-name="sans-serif" fo:font-size="9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333333" style:font-name="sans-serif" fo:font-size="9pt" fo:letter-spacing="normal" fo:font-style="normal" fo:font-weight="normal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fo:orphans="2" fo:widows="2"/>
      <style:text-properties fo:font-variant="normal" fo:text-transform="none" fo:color="#333333" style:font-name="sans-serif" fo:font-size="9pt" fo:letter-spacing="normal" fo:font-style="normal" fo:font-weight="normal" officeooo:rsid="00138bd0" officeooo:paragraph-rsid="00138bd0"/>
    </style:style>
    <style:style style:name="P8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 fo:break-before="page"/>
      <style:text-properties fo:font-variant="normal" fo:text-transform="none" fo:color="#333333" style:font-name="sans-serif" fo:font-size="9pt" fo:letter-spacing="normal" fo:font-style="normal" fo:font-weight="normal"/>
    </style:style>
    <style:style style:name="T1" style:family="text">
      <style:text-properties fo:font-variant="normal" fo:text-transform="none" fo:color="#333333" style:font-name="sans-serif" fo:font-size="9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7"><text:a xlink:type="simple" xlink:href="https://wiki.python.org.br/EstruturaSequencial" text:style-name="Internet_20_link" text:visited-style-name="Visited_20_Internet_20_Link">https://wiki.python.org.br/EstruturaSequencial</text:a></text:p>
      <text:p text:style-name="P7">Lista de Estruturas Sequencial</text:p>
      <text:p text:style-name="P5"/>
      <text:list xml:id="list1573072301" text:style-name="L1">
        <text:list-item>
          <text:p text:style-name="P6">Faça um Programa que mostre a mensagem "Alo mundo" na tela.<text:bookmark text:name="line-5"/><text:bookmark text:name="line-6"/></text:p>
        </text:list-item>
        <text:list-item>
          <text:p text:style-name="P4"><text:span text:style-name="T1">Faça um Programa que peça um número e então mostre a mensagem </text:span><text:span text:style-name="Emphasis"><text:span text:style-name="T1">O número informado foi [número]</text:span></text:span><text:span text:style-name="T1">.</text:span><text:bookmark text:name="line-7"/><text:bookmark text:name="line-8"/></text:p>
        </text:list-item>
        <text:list-item>
          <text:p text:style-name="P6">Faça um Programa que peça dois números e imprima a soma.<text:bookmark text:name="line-9"/><text:bookmark text:name="line-10"/></text:p>
        </text:list-item>
        <text:list-item>
          <text:p text:style-name="P6">Faça um Programa que peça as 4 notas bimestrais e mostre a média.<text:bookmark text:name="line-11"/><text:bookmark text:name="line-12"/></text:p>
        </text:list-item>
        <text:list-item>
          <text:p text:style-name="P6">Faça um Programa que converta metros para centímetros.<text:bookmark text:name="line-13"/><text:bookmark text:name="line-14"/></text:p>
        </text:list-item>
        <text:list-item>
          <text:p text:style-name="P6">Faça um Programa que peça o raio de um círculo, calcule e mostre sua área.<text:bookmark text:name="line-15"/><text:bookmark text:name="line-16"/></text:p>
        </text:list-item>
        <text:list-item>
          <text:p text:style-name="P6">Faça um Programa que calcule a área de um quadrado, em seguida mostre o dobro desta área para o usuário.<text:bookmark text:name="line-17"/><text:bookmark text:name="line-18"/></text:p>
        </text:list-item>
        <text:list-item>
          <text:p text:style-name="P6">Faça um Programa que pergunte quanto você ganha por hora e o número de horas trabalhadas no mês. Calcule e mostre o total do seu salário no referido mês.<text:bookmark text:name="line-19"/><text:bookmark text:name="line-20"/></text:p>
        </text:list-item>
        <text:list-item>
          <text:p text:style-name="P6">Faça um Programa que peça a temperatura em graus Fahrenheit, transforme e mostre a temperatura em graus Celsius.<text:bookmark text:name="line-21"/></text:p>
          <text:list>
            <text:list-item>
              <text:p text:style-name="P6">C = 5 * ((F-32) / 9).</text:p>
              <text:p text:style-name="P8"><text:bookmark text:name="line-22"/><text:bookmark text:name="line-23"/></text:p>
            </text:list-item>
          </text:list>
        </text:list-item>
        <text:list-item>
          <text:p text:style-name="P6">Faça um Programa que peça a temperatura em graus Celsius, transforme e mostre em graus Fahrenheit.<text:bookmark text:name="line-24"/><text:bookmark text:name="line-25"/></text:p>
        </text:list-item>
        <text:list-item>
          <text:p text:style-name="P6">Faça um Programa que peça 2 números inteiros e um número real. Calcule e mostre:<text:bookmark text:name="line-26"/></text:p>
          <text:list>
            <text:list-item>
              <text:p text:style-name="P6">o produto do dobro do primeiro com metade do segundo .<text:bookmark text:name="line-27"/></text:p>
            </text:list-item>
            <text:list-item>
              <text:p text:style-name="P6">a soma do triplo do primeiro com o terceiro.<text:bookmark text:name="line-28"/></text:p>
            </text:list-item>
            <text:list-item>
              <text:p text:style-name="P6">o terceiro elevado ao cubo.<text:bookmark text:name="line-29"/><text:bookmark text:name="line-30"/></text:p>
            </text:list-item>
          </text:list>
        </text:list-item>
        <text:list-item>
          <text:p text:style-name="P6">Tendo como dados de entrada a altura de uma pessoa, construa um algoritmo que calcule seu peso ideal, usando a seguinte fórmula: (72.7*altura) - 58<text:bookmark text:name="line-31"/><text:bookmark text:name="line-32"/></text:p>
        </text:list-item>
        <text:list-item>
          <text:p text:style-name="P6">Tendo como dado de entrada a altura (h) de uma pessoa, construa um algoritmo que calcule seu peso ideal, utilizando as seguintes fórmulas:<text:bookmark text:name="line-33"/></text:p>
          <text:list>
            <text:list-item>
              <text:p text:style-name="P6">Para homens: (72.7*h) - 58<text:bookmark text:name="line-34"/></text:p>
            </text:list-item>
            <text:list-item>
              <text:p text:style-name="P6">Para mulheres: (62.1*h) - 44.7<text:bookmark text:name="line-35"/><text:bookmark text:name="line-36"/><text:bookmark text:name="line-37"/></text:p>
            </text:list-item>
          </text:list>
        </text:list-item>
        <text:list-item>
          <text:p text:style-name="P4"><text:span text:style-name="T1">João Papo-de-Pescador, homem de bem, comprou um microcomputador para controlar o rendimento diário de seu trabalho. Toda vez que ele traz um peso de peixes maior que o estabelecido pelo regulamento de pesca do estado de São Paulo (50 quilos) deve pagar uma multa de R$ 4,00 por quilo excedente. João precisa que você faça um programa que leia a variável </text:span><text:span text:style-name="Emphasis"><text:span text:style-name="T1">peso</text:span></text:span><text:span text:style-name="T1"> (peso de peixes) e calcule o excesso. Gravar na variável </text:span><text:span text:style-name="Emphasis"><text:span text:style-name="T1">excesso</text:span></text:span><text:span text:style-name="T1"> a quantidade de quilos além do limite e na variável </text:span><text:span text:style-name="Emphasis"><text:span text:style-name="T1">multa</text:span></text:span><text:span text:style-name="T1"> o valor da multa que João deverá pagar. Imprima os dados do programa com as mensagens adequadas.</text:span><text:bookmark text:name="line-38"/><text:bookmark text:name="line-39"/></text:p>
        </text:list-item>
        <text:list-item>
          <text:p text:style-name="P6">Faça um Programa que pergunte quanto você ganha por hora e o número de horas trabalhadas no mês. Calcule e mostre o total do seu salário no referido mês, sabendo-se que são descontados 11% para o Imposto de Renda, 8% para o INSS e 5% para o sindicato, faça um programa que nos dê:<text:bookmark text:name="line-40"/></text:p>
          <text:list>
            <text:list-item>
              <text:p text:style-name="P6">salário bruto.<text:bookmark text:name="line-41"/></text:p>
            </text:list-item>
            <text:list-item>
              <text:p text:style-name="P6">quanto pagou ao INSS.<text:bookmark text:name="line-42"/></text:p>
            </text:list-item>
            <text:list-item>
              <text:p text:style-name="P6">quanto pagou ao sindicato.<text:bookmark text:name="line-43"/></text:p>
            </text:list-item>
            <text:list-item>
              <text:p text:style-name="P6">o salário líquido.<text:bookmark text:name="line-44"/></text:p>
            </text:list-item>
            <text:list-item>
              <text:p text:style-name="P3">calcule os descontos e o salário líquido, conforme a tabela abaixo:<text:bookmark text:name="line-45"/><text:bookmark text:name="line-46"/><text:bookmark text:name="line-47"/><text:bookmark text:name="line-48"/><text:bookmark text:name="line-49"/><text:bookmark text:name="line-50"/><text:bookmark text:name="line-51"/></text:p>
              <text:p text:style-name="P1"><text:bookmark text:name="line-1"/>+ Salário Bruto : R$</text:p>
              <text:p text:style-name="P1"><text:bookmark text:name="line-2"/>- IR (11%) : R$</text:p>
              <text:p text:style-name="P1"><text:bookmark text:name="line-3"/>- INSS (8%) : R$</text:p>
              <text:p text:style-name="P1"><text:bookmark text:name="line-4"/>- Sindicato ( 5%) : R$</text:p>
              <text:p text:style-name="P2"><text:bookmark text:name="line-52"/>= Salário Liquido : R$</text:p>
              <text:p text:style-name="P6"><text:bookmark text:name="line-521"/>Obs.: Salário Bruto - Descontos = Salário Líquido.<text:bookmark text:name="line-53"/><text:bookmark text:name="line-54"/></text:p>
            </text:list-item>
          </text:list>
        </text:list-item>
        <text:list-item>
          <text:p text:style-name="P6">Faça um programa para uma loja de tintas. O programa deverá pedir o tamanho em metros quadrados da área a ser pintada. Considere que a cobertura da tinta é de 1 litro para cada 3 metros quadrados e que a tinta é vendida em latas de 18 litros, que custam R$ 80,00. Informe ao usuário a quantidades de latas de tinta a serem compradas e o preço total.<text:bookmark text:name="line-55"/><text:bookmark text:name="line-56"/></text:p>
        </text:list-item>
        <text:list-item>
          <text:p text:style-name="P6">Faça um Programa para uma loja de tintas. O programa deverá pedir o tamanho em metros quadrados da área a ser pintada. Considere que a cobertura da tinta é de 1 litro para cada 6 metros quadrados e que a tinta é vendida em latas de 18 litros, que custam R$ 80,00 ou em galões de 3,6 litros, que custam R$ 25,00.<text:bookmark text:name="line-57"/></text:p>
          <text:list>
            <text:list-item>
              <text:p text:style-name="P6">Informe ao usuário as quantidades de tinta a serem compradas e os respectivos preços em 3 situações:<text:bookmark text:name="line-58"/></text:p>
            </text:list-item>
            <text:list-item>
              <text:p text:style-name="P6">comprar apenas latas de 18 litros;<text:bookmark text:name="line-59"/></text:p>
            </text:list-item>
            <text:list-item>
              <text:p text:style-name="P6">comprar apenas galões de 3,6 litros;<text:bookmark text:name="line-60"/></text:p>
            </text:list-item>
            <text:list-item>
              <text:p text:style-name="P6">misturar latas e galões, de forma que o desperdício de tinta seja menor. <text:bookmark text:name="line-61"/><text:bookmark text:name="line-62"/>Acrescente 10% de folga e sempre arredonde os valores para cima, isto é, considere latas cheias.<text:bookmark text:name="line-63"/><text:bookmark text:name="line-64"/></text:p>
            </text:list-item>
          </text:list>
        </text:list-item>
        <text:list-item>
          <text:p text:style-name="P3">Faça um programa que peça o tamanho de um arquivo para download (em MB) e a velocidade de um link de Internet (em Mbps), calcule e informe o tempo aproximado de download do arquivo usando este link (em minutos)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4:45:41.547161660</meta:creation-date>
    <dc:date>2022-03-31T14:52:02.329508575</dc:date>
    <meta:editing-duration>PT6M21S</meta:editing-duration>
    <meta:editing-cycles>1</meta:editing-cycles>
    <meta:document-statistic meta:table-count="0" meta:image-count="0" meta:object-count="0" meta:page-count="2" meta:paragraph-count="42" meta:word-count="748" meta:character-count="3938" meta:non-whitespace-character-count="3271"/>
    <meta:generator>LibreOffice/6.4.7.2$Linux_X86_64 LibreOffice_project/40$Build-2</meta:generator>
  </office:meta>
</office:document-meta>
</file>